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8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5.5209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2.8854in"/>
    </style:style>
    <style:style style:name="co8" style:family="table-column">
      <style:table-column-properties fo:break-before="auto" style:column-width="5.9374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9898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1.1252in" fo:break-before="auto" style:use-optimal-row-height="false"/>
    </style:style>
    <style:style style:name="ro3" style:family="table-row">
      <style:table-row-properties style:row-height="0.9898in" fo:break-before="auto" style:use-optimal-row-height="false"/>
    </style:style>
    <style:style style:name="ro4" style:family="table-row">
      <style:table-row-properties style:row-height="1.6354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425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11"/>
    <style:style style:name="ce6" style:family="table-cell" style:parent-style-name="Default" style:data-style-name="N0">
      <style:table-cell-properties style:vertical-align="middle"/>
      <style:text-properties fo:color="#808080" style:font-name="Consolas" fo:font-size="9pt" style:font-name-asian="Consolas1" style:font-size-asian="9pt" style:font-name-complex="Consolas1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product_code</text:p>
          </table:table-cell>
          <table:table-cell office:value-type="string">
            <text:p>category_id</text:p>
          </table:table-cell>
          <table:table-cell office:value-type="string">
            <text:p>subcategory_id</text:p>
          </table:table-cell>
          <table:table-cell office:value-type="string">
            <text:p>name</text:p>
          </table:table-cell>
          <table:table-cell office:value-type="string">
            <text:p>den_tip</text:p>
          </table:table-cell>
          <table:table-cell office:value-type="string">
            <text:p>stoc</text:p>
          </table:table-cell>
          <table:table-cell office:value-type="string">
            <text:p>price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string">
            <text:p>considera</text:p>
          </table:table-cell>
          <table:table-cell table:number-columns-repeated="1012"/>
        </table:table-row>
        <table:table-row table:style-name="ro1">
          <table:table-cell office:value-type="string">
            <text:p>0000000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LATOU STICLA 1235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31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ECORATIVE STICLA 123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2</text:p>
          </table:table-cell>
          <table:table-cell office:value-type="string">
            <text:p>Marfuri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9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6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IFERITE STICLA 12382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26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8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9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67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72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9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389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PANZA 12394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LEMN 1238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35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00000032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Grivin Alb 2018</text:p>
          </table:table-cell>
          <table:table-cell office:value-type="string">
            <text:p>Marfuri</text:p>
          </table:table-cell>
          <table:table-cell office:value-type="float" office:value="156">
            <text:p>156</text:p>
          </table:table-cell>
          <table:table-cell office:value-type="float" office:value="54">
            <text:p>54</text:p>
          </table:table-cell>
          <table:table-cell office:value-type="string">
            <text:p>Sec | 75 cl | Mehedinti, Romania</text:p>
          </table:table-cell>
          <table:table-cell table:style-name="ce3" office:value-type="string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table:style-name="ce5" office:value-type="percentage" office:value="0.135">
            <text:p>13.50%</text:p>
          </table:table-cell>
          <table:table-cell table:style-name="ce6" office:value-type="string">
            <text:p>grivin_whit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00000033</text:p>
          </table:table-cell>
          <table:table-cell office:value-type="float" office:value="1000">
            <text:p>1000</text:p>
          </table:table-cell>
          <table:table-cell office:value-type="float" office:value="1002">
            <text:p>1002</text:p>
          </table:table-cell>
          <table:table-cell office:value-type="string">
            <text:p>Grivin Rose 2018</text:p>
          </table:table-cell>
          <table:table-cell office:value-type="string">
            <text:p>Marfuri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office:value-type="string">
            <text:p>Sec | 75 cl | Mehedinti, Romania</text:p>
          </table:table-cell>
          <table:table-cell table:style-name="ce3" office:value-type="string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table:style-name="ce5" office:value-type="percentage" office:value="0.135">
            <text:p>13.50%</text:p>
          </table:table-cell>
          <table:table-cell table:style-name="ce6" office:value-type="string">
            <text:p>grivin_ros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0000003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IVIN Rosu 2016</text:p>
          </table:table-cell>
          <table:table-cell office:value-type="string">
            <text:p>Marfuri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string">
            <text:p>Sec | 75 cl | Mehedinti, Romania</text:p>
          </table:table-cell>
          <table:table-cell table:style-name="ce3" office:value-type="string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8 si 20 de grade Celsius.</text:p>
          </table:table-cell>
          <table:table-cell table:style-name="ce5" office:value-type="percentage" office:value="0.135">
            <text:p>13.50%</text:p>
          </table:table-cell>
          <table:table-cell table:style-name="ce6" office:value-type="string">
            <text:p>grivin_red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3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IVERSE</text:p>
          </table:table-cell>
          <table:table-cell office:value-type="string">
            <text:p>Marfuri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COGNIAK</text:p>
          </table:table-cell>
          <table:table-cell office:value-type="string">
            <text:p>Marfuri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ATON CIOCOLATA BARON</text:p>
          </table:table-cell>
          <table:table-cell office:value-type="string">
            <text:p>Alte mat. consumabil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IOCOLATA DE CASA DAVINIA</text:p>
          </table:table-cell>
          <table:table-cell office:value-type="string">
            <text:p>Alte mat. consumabil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BARON</text:p>
          </table:table-cell>
          <table:table-cell office:value-type="string">
            <text:p>Ambalaj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DAVINIA</text:p>
          </table:table-cell>
          <table:table-cell office:value-type="string">
            <text:p>Ambalaj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OASIS - BE HERE NOW (REMASTERE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OPLIN JANIS - JANIS JOPLIN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- MICHAEL - THRILLER (PICTURE VINI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DANGEROU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BAD (PICTURE VINY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HARRIS CALVIN, DUA LIPA - ONE KIS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G-EAZY - THE BEAUTIFUL &amp; DAMN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HANS ZIMMER THE CLASSIC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VORA CESARIA - CESARI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- FOR THE THRON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MUSIC INSPIRED BY THE FILM ROM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DIRTY DANCING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TOP GU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CHRISTMAS CLASSIC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TIMBERLAKE JUSTIN - JUSTIFI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CRIPT - THE #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ADE - THE BEST OF SAD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INCE - RAVE IN2 THE JOY FANTAST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ESLEY ELVIS - MERRY CHRISTMAS BAB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5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THE TRUTH ABOUT LO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CAN'T TAKE ME HOM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URYTMICS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BLACK CELEB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VIOLATOR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IN A SILENT WAY (50TH ANNIVERSARY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KIND OF BLU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OHEN LEONARD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LVIN HARRIS, SAM SMITH - RPOMIS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HEATHE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NO PLAN E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BLACKSTA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LLE FARBEN - STICKER ON MY SUITCAS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EROSMITH - AEROSMITH'S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THE WORLD OF HANS ZIMM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7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REY MARIAH - ALL I WANT FOR CHRISTMAS IS YOU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WRECKING BALL (CD + 2V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9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THE WILD, THE INNOCEN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10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PRINCE - THE RIV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string">
            <text:p>10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0000007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ZIMMER HANS INFERNO (ORIGINAL MOTION PICTURES SONG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WONG SEE SANG - PIANO MOVIE LOUNGE VOL 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Y LIFE 197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MAN OF THE WOOD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A WE ARE BOR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MPLE MINDS - BIG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BACK PANTI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12 NIGHTS OF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 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IMBRUGLIA NATALE - GLORIOUS THE SINGLES9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HARNONCOURT NIKOLAUS - NIKOLAUS HARNONCOU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SOMOS GITANO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PASAJER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AHAN DAVE&amp;SOULSAVERS - ANGELS&amp;GOHS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FAITHLESS - FOREVER FAITHLESS -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VOZ D'AMO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SAO VICENTE D'LONG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RADIN MINDEL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LECTRIC LIGHT ORCHESTRA THE COLLEC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EPECHE MODE - SPIRIT (STANDARD C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IVS MILES - THE REAL MILES DAVI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KIND OF BLUE DELUXE 50TH ANYVERSA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MY LIFE 197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CHRISTMAS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<text:s/>- I LOVE ROSSIN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I LOVE PIAN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2OF2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- TH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PINK - THE TRUTH ABOUT LOVE (ROW EXPLICITDELUX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OFFSPRING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CAN'T FORGET A SOUVENIR OF THE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THE LIFE OF A MAN - THE ULTIMATE HIT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- FIRE IT U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ARRERAS JOSE A LIFE IN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OWN JAMES -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OYLE SUSAN HOME FOR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ANGLES THE ETERNAL FLAME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NASTACIA - PIECES OF A DREAM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ICE IN CHAINS LI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AN PARSONS PROJECT THE PYRAMI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- SCORE (EE VERSION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(SULIC&amp;HAUSEN) - IN2I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THE REAL MILES DAVI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NEW SKIN FOR THE OLD CEREMON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AXTON TONI BREATH AGAIN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KANDISK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7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100 YEARS OF FASHION ILLUST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8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STREET A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9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EONARD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0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VAN GOGH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1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D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2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OD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3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GU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4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5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EMBRAND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5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6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PREFAB ARHITECTUR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6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IVING WITH WOO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7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BATHROOM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8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HOME BOOK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39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CONTRY HOM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40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OFTS 21ST CENTU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41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NEW WOOD KITCHEN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42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COOL APARTEMEN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43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HOUSES RESIDENTIAL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44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 INCHIS</text:p>
          </table:table-cell>
          <table:table-cell office:value-type="string">
            <text:p>Marfuri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ESTEACAN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ECANTOAR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PARAT ETICHETAT EVOFFICE MX550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HARTIE IMPACHETAT MATASE</text:p>
          </table:table-cell>
          <table:table-cell office:value-type="string">
            <text:p>Alte mat. consumabil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MOBILIER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MDTV 100*36*53 NEGRU-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ETAJERA 100*175 NEGRU 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4*8*39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8*8*38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32*12*41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UPORT ETICHETE PLEXI 40*25MM</text:p>
          </table:table-cell>
          <table:table-cell office:value-type="string">
            <text:p>Alte mat. consumab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ASA DE MARCAT TREMOL M20 ACTIVA GALAXY PLUS LAN AC90017684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OLL-UP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ATAR STICLE 83*30 GRI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TAMPILA PRINTER P4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DIGITALA SERIOUX SMARTART SA702LED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E HARTIE GRIVIN 41*32*13</text:p>
          </table:table-cell>
          <table:table-cell office:value-type="string">
            <text:p>Ambalaj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INA BALCODA REZERVA ROSU 2010</text:p>
          </table:table-cell>
          <table:table-cell office:value-type="string">
            <text:p>Marfuri</text:p>
          </table:table-cell>
          <table:table-cell office:value-type="float" office:value="7">
            <text:p>7</text:p>
          </table:table-cell>
          <table:table-cell table:style-name="ce4" office:value-type="float" office:value="65">
            <text:p>65</text:p>
          </table:table-cell>
          <table:table-cell office:value-type="string">
            <text:p>75 cl | <text:s/>2010</text:p>
          </table:table-cell>
          <table:table-cell table:number-columns-repeated="2"/>
          <table:table-cell office:value-type="string">
            <text:p>1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6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PHR – PAYS DOC PINOT NOIR</text:p>
          </table:table-cell>
          <table:table-cell office:value-type="string">
            <text:p>Marfuri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string">
            <text:p>75 cl | <text:s/>2013</text:p>
          </table:table-cell>
          <table:table-cell table:number-columns-repeated="2"/>
          <table:table-cell office:value-type="string">
            <text:p>1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6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table:style-name="ce3" office:value-type="string">
            <text:p>LA BASTIDE SAINT DOMINIQUE – COTES DU RHONE BLANC</text:p>
          </table:table-cell>
          <table:table-cell office:value-type="string">
            <text:p>Marfuri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75 cl | <text:s/>2013</text:p>
          </table:table-cell>
          <table:table-cell table:number-columns-repeated="2"/>
          <table:table-cell office:value-type="string">
            <text:p>1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6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ITANA CLASSICO – SAPERAVI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string">
            <text:p>75 cl | <text:s/>2016</text:p>
          </table:table-cell>
          <table:table-cell table:number-columns-repeated="2"/>
          <table:table-cell office:value-type="string">
            <text:p>168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69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TINAZZI BIANCO PUGLIA 2015</text:p>
          </table:table-cell>
          <table:table-cell office:value-type="string">
            <text:p>Marfuri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string">
            <text:p>75 cl | <text:s/>2015</text:p>
          </table:table-cell>
          <table:table-cell table:number-columns-repeated="2"/>
          <table:table-cell office:value-type="string">
            <text:p>169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70</text:p>
          </table:table-cell>
          <table:table-cell table:number-columns-repeated="1023"/>
        </table:table-row>
        <table:table-row table:style-name="ro1">
          <table:table-cell office:value-type="string">
            <text:p>00000171</text:p>
          </table:table-cell>
          <table:table-cell table:number-columns-repeated="1023"/>
        </table:table-row>
        <table:table-row table:style-name="ro1">
          <table:table-cell office:value-type="string">
            <text:p>00000172</text:p>
          </table:table-cell>
          <table:table-cell table:number-columns-repeated="1023"/>
        </table:table-row>
        <table:table-row table:style-name="ro1">
          <table:table-cell office:value-type="string">
            <text:p>00000173</text:p>
          </table:table-cell>
          <table:table-cell table:number-columns-repeated="1023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9/19/2019</text:date>, <text:time>15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Colinear</meta:initial-creator>
    <meta:creation-date>2019-09-16T13:50:09Z</meta:creation-date>
    <dc:date>2019-09-19T15:25:32.03</dc:date>
    <meta:editing-cycles>2</meta:editing-cycles>
    <meta:editing-duration>PT9M16S</meta:editing-duration>
    <meta:document-statistic meta:table-count="1" meta:cell-count="1896" meta:object-count="0"/>
  </office:meta>
</office:document-meta>
</file>